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abf8" officeooo:paragraph-rsid="0011abf8"/>
    </style:style>
    <style:style style:name="P2" style:family="paragraph" style:parent-style-name="Standard">
      <style:text-properties officeooo:rsid="0011f256" officeooo:paragraph-rsid="0011f256"/>
    </style:style>
    <style:style style:name="P3" style:family="paragraph" style:parent-style-name="Standard">
      <style:text-properties officeooo:rsid="0013e209" officeooo:paragraph-rsid="0013e209"/>
    </style:style>
    <style:style style:name="P4" style:family="paragraph" style:parent-style-name="Standard">
      <style:text-properties officeooo:rsid="0016768b" officeooo:paragraph-rsid="0016768b"/>
    </style:style>
    <style:style style:name="P5" style:family="paragraph" style:parent-style-name="Standard">
      <style:text-properties officeooo:rsid="00182abd" officeooo:paragraph-rsid="00182a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information – Eddie and Tyler</text:p>
      <text:p text:style-name="P1">Plans for development</text:p>
      <text:p text:style-name="P1"><text:tab/>who does what – We'll be doing pair programming; not writing any code without both of us present. Eddie will be leading PHP development, Tyler will be leading Database design and implementation while also doing all the HTML because eddie hates that and tyler is a pushover.</text:p>
      <text:p text:style-name="P1"><text:tab/>where is it being hosted – db2.emich.edu </text:p>
      <text:p text:style-name="P1">Screenshots of GUI or links</text:p>
      <text:p text:style-name="P1">The site is completely navigable from the homepage, however, all links are included.</text:p>
      <text:p text:style-name="P1"/>
      <text:p text:style-name="P1">Homepage:</text:p>
      <text:p text:style-name="P1"><text:a xlink:type="simple" xlink:href="http://db2.emich.edu/~201501_cosc471_group04/">http://db2.emich.edu/~201501_cosc471_group04/</text:a></text:p>
      <text:p text:style-name="P1"/>
      <text:p text:style-name="P1">Search:</text:p>
      <text:p text:style-name="P1"><text:a xlink:type="simple" xlink:href="http://db2.emich.edu/~201501_cosc471_group04/search.php">http://db2.emich.edu/~201501_cosc471_group04/search.php</text:a></text:p>
      <text:p text:style-name="P1">This is also the search results page, results will show up here (try searching for “absolute java”)</text:p>
      <text:p text:style-name="P1"><text:a xlink:type="simple" xlink:href="http://db2.emich.edu/~201501_cosc471_group04/search.php?criteria=title&amp;query=absolute+java">http://db2.emich.edu/~201501_cosc471_group04/search.php?criteria=title&amp;query=absolute+java</text:a></text:p>
      <text:p text:style-name="P1"/>
      <text:p text:style-name="P1">Reviews:</text:p>
      <text:p text:style-name="P1"><text:a xlink:type="simple" xlink:href="http://db2.emich.edu/~201501_cosc471_group04/review.php?id=1">http://db2.emich.edu/~201501_cosc471_group04/review.php?id=1</text:a></text:p>
      <text:p text:style-name="P1">Given an id to search for, the review page shows reviews for that given book</text:p>
      <text:p text:style-name="P1"/>
      <text:p text:style-name="P1">Cart:</text:p>
      <text:p text:style-name="P1"><text:a xlink:type="simple" xlink:href="http://db2.emich.edu/~201501_cosc471_group04/cart.php">http://db2.emich.edu/~201501_cosc471_group04/cart.php</text:a></text:p>
      <text:p text:style-name="P1"/>
      <text:p text:style-name="P1">Checkout:</text:p>
      <text:p text:style-name="P1"><text:a xlink:type="simple" xlink:href="http://db2.emich.edu/~201501_cosc471_group04/checkout.php">http://db2.emich.edu/~201501_cosc471_group04/checkout.php</text:a></text:p>
      <text:p text:style-name="P1"/>
      <text:p text:style-name="P2">Register:</text:p>
      <text:p text:style-name="P2"><text:a xlink:type="simple" xlink:href="http://db2.emich.edu/~201501_cosc471_group04/register.php">http://db2.emich.edu/~201501_cosc471_group04/register.php</text:a></text:p>
      <text:p text:style-name="P2">Must not already be logged in to register</text:p>
      <text:p text:style-name="P2"/>
      <text:p text:style-name="P2">Update Customer:</text:p>
      <text:p text:style-name="P2"><text:a xlink:type="simple" xlink:href="http://db2.emich.edu/~201501_cosc471_group04/update_customer.php">http://db2.emich.edu/~201501_cosc471_group04/update_customer.php</text:a></text:p>
      <text:p text:style-name="P2">Must be logged in to reach update customer page</text:p>
      <text:p text:style-name="P1"/>
      <text:p text:style-name="P3">Confirmation:</text:p>
      <text:p text:style-name="P3"><text:a xlink:type="simple" xlink:href="http://db2.emich.edu/~201501_cosc471_group04/confirmation.php">http://db2.emich.edu/~201501_cosc471_group04/confirmation.php</text:a></text:p>
      <text:p text:style-name="P3"/>
      <text:p text:style-name="P4">Returning Customer:</text:p>
      <text:p text:style-name="P4"><text:a xlink:type="simple" xlink:href="http://db2.emich.edu/~201501_cosc471_group04/login.php">http://db2.emich.edu/~201501_cosc471_group04/login.php</text:a></text:p>
      <text:p text:style-name="P4">From any page the login link can be pressed from the upper right corner</text:p>
      <text:p text:style-name="P4"/>
      <text:p text:style-name="P4">Admin</text:p>
      <text:p text:style-name="P4"><text:a xlink:type="simple" xlink:href="http://db2.emich.edu/~201501_cosc471_group04/admin.php">http://db2.emich.edu/~201501_cosc471_group04/admin.php</text:a></text:p>
      <text:p text:style-name="P5">The admin must log in first to see the admin data (with username “admin” and password “admin”)</text:p>
      <text:p text:style-name="P5">Once they login the page shows all of the data, with the book records (all of the book titles and number of associated reviews) on a separate page.</text:p>
      <text:p text:style-name="P5"><text:a xlink:type="simple" xlink:href="http://db2.emich.edu/~201501_cosc471_group04/book_records.php">http://db2.emich.edu/~201501_cosc471_group04/book_records.php</text:a></text:p>
      <text:p text:style-name="P5"/>
      <text:p text:style-name="P5"><text:soft-page-break/>Additionally, this page is a listing of all of the pages that can be accessed:</text:p>
      <text:p text:style-name="P5"><text:a xlink:type="simple" xlink:href="http://db2.emich.edu/~201501_cosc471_group04/list.php">http://db2.emich.edu/~201501_cosc471_group04/list.php</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4:09:18.297586000</meta:creation-date>
    <meta:generator>LibreOffice/4.2.8.2$MacOSX_x86 LibreOffice_project/48d50dbfc06349262c9d50868e5c1f630a573ebd</meta:generator>
    <dc:date>2015-02-13T14:48:30.931052000</dc:date>
    <meta:editing-duration>PT5M20S</meta:editing-duration>
    <meta:editing-cycles>5</meta:editing-cycles>
    <meta:document-statistic meta:table-count="0" meta:image-count="0" meta:object-count="0" meta:page-count="2" meta:paragraph-count="37" meta:word-count="226" meta:character-count="1999" meta:non-whitespace-character-count="1804"/>
  </office:meta>
</office:document-meta>
</file>